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CreatorTests.createResponse( DefaultResponseCreator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Tests.se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ResponseCreatorTests.setBodyFrom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CreatorTests.s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ResponseCreatorTests.expectStatus( int status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CreatorTests.s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CreatorTests.setBodyFromStringWith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sponseCreatorTests.s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sponseCreatorTests.setBodyFrom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CreatorTests.setBodyFrom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CreatorTests.s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ponseCreatorTests.s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